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8827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4" style:family="paragraph" style:parent-style-name="Standard">
      <style:text-properties style:font-name="Times New Roman" fo:font-size="14pt" officeooo:rsid="00088278" officeooo:paragraph-rsid="0008827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a1106" officeooo:paragraph-rsid="000a1106" style:font-size-asian="14pt" style:font-size-complex="14pt"/>
    </style:style>
    <style:style style:name="P7" style:family="paragraph" style:parent-style-name="Standard">
      <style:text-properties officeooo:paragraph-rsid="00095cd9"/>
    </style:style>
    <style:style style:name="P8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9" style:family="paragraph" style:parent-style-name="Основной_20_Текст">
      <style:text-properties style:font-name="Times New Roman" fo:font-size="14pt" officeooo:paragraph-rsid="00088278" style:font-size-asian="14pt" style:font-size-complex="14pt"/>
    </style:style>
    <style:style style:name="P10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8278" style:font-size-asian="14pt" style:font-weight-asian="bold" style:font-size-complex="14pt"/>
    </style:style>
    <style:style style:name="P11" style:family="paragraph" style:parent-style-name="Table_20_Contents">
      <style:text-properties style:font-name="Times New Roman" fo:font-size="14pt" officeooo:rsid="00095cd9" officeooo:paragraph-rsid="00095cd9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urier" fo:font-size="10.5pt" style:font-size-asian="10.5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font-name="Courier" fo:font-size="10.5pt" style:font-size-asian="10.5pt"/>
    </style:style>
    <style:style style:name="P15" style:family="paragraph" style:parent-style-name="Standard">
      <style:text-properties fo:color="#000000" style:font-name="Courier" fo:font-size="10.5pt" style:font-size-asian="10.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17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88278" style:font-size-asian="14pt" style:font-size-complex="14pt"/>
    </style:style>
    <style:style style:name="P18" style:family="paragraph">
      <loext:graphic-properties draw:fill="none"/>
    </style:style>
    <style:style style:name="T1" style:family="text">
      <style:text-properties officeooo:rsid="00088278"/>
    </style:style>
    <style:style style:name="T2" style:family="text">
      <style:text-properties fo:color="#000000" style:font-name="Courier" fo:font-size="10.5pt" style:font-size-asian="10.5pt"/>
    </style:style>
    <style:style style:name="T3" style:family="text">
      <style:text-properties fo:color="#000000" style:font-name="Courier" fo:font-size="10.5pt" officeooo:rsid="000864c1" style:font-size-asian="10.5pt"/>
    </style:style>
    <style:style style:name="T4" style:family="text">
      <style:text-properties fo:color="#0000ff" style:font-name="Courier" fo:font-size="10.5pt" style:font-size-asian="10.5pt"/>
    </style:style>
    <style:style style:name="T5" style:family="text">
      <style:text-properties fo:color="#0000ff" style:font-name="Courier" fo:font-size="10.5pt" officeooo:rsid="00095cd9" style:font-size-asian="10.5pt" style:font-size-complex="14pt"/>
    </style:style>
    <style:style style:name="T6" style:family="text">
      <style:text-properties officeooo:rsid="000a15c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Некоммерческое акционерное общество</text:p>
      <text:p text:style-name="P8">«АЛМАТИНСКИЙ УНИВЕРСИТЕТ ЭНЕРГЕТИКИ И СВЯЗИ»</text:p>
      <text:p text:style-name="P8"/>
      <text:p text:style-name="P8">Кафедра автоматизации и управления</text:p>
      <text:p text:style-name="P8"/>
      <text:p text:style-name="P8"/>
      <text:p text:style-name="P10">ОТЧЕТ </text:p>
      <text:p text:style-name="P10">по лабораторной работе № <text:span text:style-name="T1">4</text:span></text:p>
      <text:p text:style-name="P10"/>
      <text:p text:style-name="P9">По дисциплине: «Программные Средства Систем Автоматизации»</text:p>
      <text:p text:style-name="P9"/>
      <text:p text:style-name="P9">На тему: Основы программирования в MATLAB</text:p>
      <text:p text:style-name="P9"/>
      <text:p text:style-name="P9">Специальность: «Автоматизация и Управление»</text:p>
      <text:p text:style-name="P9"/>
      <text:p text:style-name="P9">Выполнил: <text:span text:style-name="T6">Назаров А.Т.</text:span> Группа: АУ-18-5 Вариант: <text:span text:style-name="T6">17</text:span></text:p>
      <text:p text:style-name="P9"/>
      <text:p text:style-name="P9">Принял: ассистент магистр Ильясов А.З.</text:p>
      <text:p text:style-name="P9"/>
      <text:p text:style-name="P9"/>
      <text:p text:style-name="P9"/>
      <text:p text:style-name="P9"><draw:custom-shape text:anchor-type="char" draw:z-index="0" draw:style-name="gr1" draw:text-style-name="P18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8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8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8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9"><text:s text:c="3"/>(оценка) <text:s text:c="29"/>(подпись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tab/></text:p>
      <text:p text:style-name="P3">Алматы 2019</text:p>
      <text:p text:style-name="P16"><text:soft-page-break/>Цель работы: изучить типы программных файлов в MATLAB и освоить работу с ними. </text:p>
      <text:p text:style-name="P5">Выполнение работы:</text:p>
      <text:p text:style-name="P6">Фйлы функции и файлы скрипты имеют одинаковые расширения, но для того, чтоб из файла функции сделать файл функцию нужно её обьявить. Далее предствалены некоторые примеры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Func1.m</text:p>
          </table:table-cell>
          <table:table-cell table:style-name="Table2.B1" office:value-type="string">
            <text:p text:style-name="P1"><text:bookmark text:name="__DdeLink__330_3757104719"/><text:span text:style-name="T4">function </text:span><text:span text:style-name="T2">[cel] = Func1(fahr)</text:span></text:p>
            <text:p text:style-name="P13">cel = (fahr-32)*5/9;</text:p>
            <text:p text:style-name="P14">end</text:p>
          </table:table-cell>
        </table:table-row>
        <table:table-row>
          <table:table-cell table:style-name="Table2.A2" office:value-type="string">
            <text:p text:style-name="P11">Func2.m</text:p>
          </table:table-cell>
          <table:table-cell table:style-name="Table2.B2" office:value-type="string">
            <text:p text:style-name="P1"><text:bookmark text:name="__DdeLink__315_3757104719"/><text:span text:style-name="T4">function </text:span><text:span text:style-name="T2">[value,surf] = </text:span><text:span text:style-name="T3">Func2</text:span><text:span text:style-name="T2">(len,br,dep)</text:span></text:p>
            <text:p text:style-name="P13">value = len*br*dep;</text:p>
            <text:p text:style-name="P13">surf = (len*br+br*dep+len*dep)*2;</text:p>
            <text:p text:style-name="P14">end</text:p>
          </table:table-cell>
        </table:table-row>
        <table:table-row>
          <table:table-cell table:style-name="Table2.A2" office:value-type="string">
            <text:p text:style-name="P11">Func3.m</text:p>
          </table:table-cell>
          <table:table-cell table:style-name="Table2.B2" office:value-type="string">
            <text:p text:style-name="P12"><text:span text:style-name="T4">function </text:span><text:span text:style-name="T2">[x1,x2] = Func3(a,b,c)</text:span></text:p>
            <text:p text:style-name="P13">D=b^2-4*a*c;</text:p>
            <text:p text:style-name="P13">x1=(b+sqrt(D))/(2*a);</text:p>
            <text:p text:style-name="P13">x2=(b-sqrt(D))/(2*a);</text:p>
            <text:p text:style-name="P14">end</text:p>
          </table:table-cell>
        </table:table-row>
        <table:table-row>
          <table:table-cell table:style-name="Table2.A2" office:value-type="string">
            <text:p text:style-name="P11">Func4.m</text:p>
          </table:table-cell>
          <table:table-cell table:style-name="Table2.B2" office:value-type="string">
            <text:p text:style-name="P7"><text:bookmark text:name="__DdeLink__233_3757104719"/><text:span text:style-name="T5">function </text:span><text:span text:style-name="T2">[surf,value] = </text:span><text:span text:style-name="T3">Func4</text:span><text:span text:style-name="T2">(r)</text:span></text:p>
            <text:p text:style-name="P13"><text:s text:c="4"/>value = 4/3*pi*r.^3;</text:p>
            <text:p text:style-name="P13"><text:s text:c="4"/>surf = 4*pi*r.^2;</text:p>
            <text:p text:style-name="P14">end</text:p>
          </table:table-cell>
        </table:table-row>
        <table:table-row>
          <table:table-cell table:style-name="Table2.A2" office:value-type="string">
            <text:p text:style-name="P11">Script1.m</text:p>
          </table:table-cell>
          <table:table-cell table:style-name="Table2.B2" office:value-type="string">
            <text:p text:style-name="P15"><text:bookmark text:name="__DdeLink__215_3757104719"/>A = round(rand(5)*10);</text:p>
            <text:p text:style-name="P13">B = round(rand(5)*10);</text:p>
            <text:p text:style-name="P13">A*(rand(5,1));</text:p>
            <text:p text:style-name="P13">C = B';</text:p>
            <text:p text:style-name="P13">det(A)</text:p>
          </table:table-cell>
        </table:table-row>
      </table:table>
      <text:p text:style-name="P4"/>
      <text:p text:style-name="P4"/>
      <text:p text:style-name="P4">Вывод: Я изучил типы программных файлов и научился ими пользовать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1T21:42:27.484697655</dc:date>
    <meta:editing-duration>PT8M56S</meta:editing-duration>
    <meta:editing-cycles>6</meta:editing-cycles>
    <meta:document-statistic meta:table-count="1" meta:image-count="0" meta:object-count="0" meta:page-count="2" meta:paragraph-count="44" meta:word-count="158" meta:character-count="1305" meta:non-whitespace-character-count="1047"/>
  </office:meta>
</office:document-meta>
</file>